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rolSecondaryAnnotationProcessorFactory.supportedOp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SecondaryAnnotationProcessorFactory.supportedAnnotation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SecondaryAnnotationProcessorFactory.getProcessorFor( Set &lt; AnnotationTypeDeclaration &gt; atds , AnnotationProcessorEnvironment en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